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Georgia1" svg:font-family="Georgia" style:font-family-generic="system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ircraft : A340</text:p>
      <text:p text:style-name="Standard">Part Number : 299999</text:p>
      <text:p text:style-name="Standard"/>
      <text:p text:style-name="Standard">Model : 600</text:p>
      <text:p text:style-name="Standard"/>
      <text:p text:style-name="Standard">Cet appareil est un excellent choix pour un quadri réacteur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Georgia1" svg:font-family="Georgia" style:font-family-generic="system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fr" fo:country="FR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4" meta:word-count="20" meta:character-count="106" meta:non-whitespace-character-count="90"/>
    <meta:generator>LibreOfficeDev/6.0.5.2$Linux_X86_64 LibreOffice_project/</meta:generator>
  </office:meta>
</office:document-meta>
</file>